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style:font-name="Segoe UI Symbol" style:font-name-complex="Segoe UI Symbol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Segoe UI Symbol" style:font-name-complex="Segoe UI Symbol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style:font-name="Segoe UI Symbol" style:font-name-complex="Segoe UI Symbol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font-name="Segoe UI Symbol" style:font-name-complex="Segoe UI Symbol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font-name="Segoe UI Symbol" style:font-name-complex="Segoe UI Symbol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style:font-name="Segoe UI Emoji" style:font-name-complex="Segoe UI Emoji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="Segoe UI Emoji" style:font-name-complex="Segoe UI Emoji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font-name="Segoe UI Emoji" style:font-name-complex="Segoe UI Emoji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Segoe UI Symbol" style:font-name-complex="Segoe UI Symbol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Segoe UI Symbol" style:font-name-complex="Segoe UI Symbol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style:font-name="Segoe UI Symbol" style:font-name-complex="Segoe UI Symbol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tudent's Progressive Sheet</text:p>
      <text:p text:style-name="Normal"><text:span text:style-name="T2">Student Name:</text:span><text:s/>Kevin Kachhadiya<text:line-break/><text:span text:style-name="T3">Date:</text:span><text:s/>8/02/2025<text:line-break/><text:span text:style-name="T4">Enrolment No.:</text:span><text:s/>202103103510394<text:line-break/><text:span text:style-name="T5">Company Name:</text:span><text:s/>Suvya Web<text:line-break/><text:span text:style-name="T6">Internal Guide:</text:span><text:s/>Ms. Arpit Mehta<text:line-break/><text:span text:style-name="T7">External Guide:</text:span><text:s/>Dev Valodwala (Software Engineer)</text:p>
      <text:p text:style-name="Normal"><draw:custom-shape svg:x="0in" svg:y="0in" svg:width="45.51042in" svg:height="0.00139in" draw:z-index="0" draw:id="id0" draw:style-name="a0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P8">Tasks Completed</text:p>
      <text:p text:style-name="Normal"><text:span text:style-name="T9">✔</text:span><text:s/>Developed a web application using<text:s/><text:span text:style-name="T10">.NET Framework</text:span><text:s/>&amp;<text:s/><text:span text:style-name="T11">MVC</text:span>.<text:line-break/><text:span text:style-name="T12">✔</text:span><text:s/>Designed and integrated<text:s/><text:span text:style-name="T13">RESTful APIs</text:span><text:s/>with SQL Server.<text:line-break/><text:span text:style-name="T14">✔</text:span><text:s/>Conducted<text:s/><text:span text:style-name="T15">unit testing</text:span><text:s/>and resolved application bugs.<text:line-break/><text:span text:style-name="T16">✔</text:span><text:s/>Enhanced<text:s/><text:span text:style-name="T17">UI/UX</text:span><text:s/>using<text:s/><text:span text:style-name="T18">HTML, CSS, and JavaScript</text:span>.<text:line-break/><text:span text:style-name="T19">✔</text:span><text:s/>Implemented<text:s/><text:span text:style-name="T20">Git version control</text:span><text:s/>for team collaboration.</text:p>
      <text:p text:style-name="Normal"><draw:custom-shape svg:x="0in" svg:y="0in" svg:width="45.51042in" svg:height="0.00139in" draw:z-index="0" draw:id="id1" draw:style-name="a1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P21">Skills Developed</text:p>
      <text:p text:style-name="Normal"><text:span text:style-name="T22">🔹</text:span><text:s/><text:span text:style-name="T23">Technical Skills:</text:span><text:s/>.NET Framework, MVC, SQL Server, API development, Git, Frontend (HTML, CSS, JS).<text:line-break/><text:span text:style-name="T24">🔹</text:span><text:s/><text:span text:style-name="T25">Soft Skills:</text:span><text:s/>Problem-solving, debugging, teamwork, and industry adaptability.</text:p>
      <text:p text:style-name="Normal"><draw:custom-shape svg:x="0in" svg:y="0in" svg:width="45.51042in" svg:height="0.00139in" draw:z-index="0" draw:id="id2" draw:style-name="a2" draw:name="Horizontal Line 78" text:anchor-type="as-char"><svg:title/><svg:desc/><draw:enhanced-geometry draw:type="non-primitive" svg:viewBox="0 0 21600 21600" draw:enhanced-path="M 0 0 L 21600 0 21600 21600 0 21600 Z N"/></draw:custom-shape></text:p>
      <text:p text:style-name="P26">Challenges &amp; Solutions</text:p>
      <text:p text:style-name="Normal"><text:span text:style-name="T27">Database Connectivity Issues</text:span><text:s/>→<text:s/><text:span text:style-name="T28">Used</text:span><text:s/>SQL profiling tools for debugging.<text:line-break/><text:span text:style-name="T29">Version Control Conflicts</text:span><text:s/>→ Learned Git branching and merging strategies.<text:line-break/><text:span text:style-name="T30">Understanding MVC Architecture</text:span><text:s/>→ Studied case studies and sought guidance.</text:p>
      <text:p text:style-name="Normal"><draw:custom-shape svg:x="0in" svg:y="0in" svg:width="45.51042in" svg:height="0.00139in" draw:z-index="0" draw:id="id3" draw:style-name="a3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P31">External Guide Comments</text:p>
      <text:p text:style-name="Normal"><text:span text:style-name="T32">✔</text:span><text:s/>Successfully implemented<text:s/><text:span text:style-name="T33">.NET &amp; MVC</text:span>.<text:line-break/><text:span text:style-name="T34">✔</text:span><text:s/>Developed a<text:s/><text:span text:style-name="T35">functional web application</text:span><text:s/>as per requirements.<text:line-break/><text:span text:style-name="T36">✔</text:span><text:s/>Demonstrated<text:s/><text:span text:style-name="T37">strong problem-solving &amp; collaboration</text:span><text:s/>skills.</text:p>
      <text:p text:style-name="Normal"><draw:custom-shape svg:x="0in" svg:y="0in" svg:width="45.51042in" svg:height="0.00139in" draw:z-index="0" draw:id="id4" draw:style-name="a4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8">Guide Signature:</text:span><text:s/>________________________<text:line-break/><text:span text:style-name="T39">Dev Valodwala</text:span><text:line-break/><text:span text:style-name="T40">Suvya Web</text:span><text:line-break/><text:span text:style-name="T41">Date:</text:span><text:s/>8/02/2025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1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evin kachhadiya</meta:initial-creator>
    <dc:creator>kevin kachhadiya</dc:creator>
    <meta:creation-date>2025-02-14T16:01:00Z</meta:creation-date>
    <dc:date>2025-02-14T16:12:00Z</dc:date>
    <meta:template xlink:href="Normal" xlink:type="simple"/>
    <meta:editing-cycles>1</meta:editing-cycles>
    <meta:editing-duration>PT660S</meta:editing-duration>
    <meta:document-statistic meta:page-count="1" meta:paragraph-count="2" meta:word-count="183" meta:character-count="1226" meta:row-count="8" meta:non-whitespace-character-count="1045"/>
  </office:meta>
</office:document-meta>
</file>